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rsid="00061038" officeooo:paragraph-rsid="0007332b"/>
    </style:style>
    <style:style style:name="P2" style:family="paragraph" style:parent-style-name="Standard">
      <style:text-properties officeooo:rsid="00061038" officeooo:paragraph-rsid="00091c08"/>
    </style:style>
    <style:style style:name="P3" style:family="paragraph" style:parent-style-name="Standard">
      <style:text-properties style:font-name="Gill Sans MT" fo:font-size="28pt" officeooo:rsid="00061038" officeooo:paragraph-rsid="00061038" style:font-size-asian="28pt" style:font-size-complex="28pt"/>
    </style:style>
    <style:style style:name="P4" style:family="paragraph" style:parent-style-name="Standard">
      <style:text-properties officeooo:paragraph-rsid="00061038"/>
    </style:style>
    <style:style style:name="P5" style:family="paragraph" style:parent-style-name="Standard">
      <style:text-properties officeooo:rsid="0007332b" officeooo:paragraph-rsid="0007332b"/>
    </style:style>
    <style:style style:name="P6" style:family="paragraph" style:parent-style-name="Standard">
      <style:text-properties officeooo:paragraph-rsid="0007332b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style:font-name="Gill Sans MT" fo:font-size="28pt" officeooo:rsid="00061038" officeooo:paragraph-rsid="00061038" style:font-size-asian="28pt" style:font-size-complex="28pt"/>
    </style:style>
    <style:style style:name="P8" style:family="paragraph" style:parent-style-name="Standard">
      <style:text-properties style:font-name="Gill Sans MT" fo:font-size="28pt" style:text-underline-style="solid" style:text-underline-width="auto" style:text-underline-color="font-color" officeooo:rsid="0010bdad" officeooo:paragraph-rsid="0010bdad" style:font-size-asian="28pt" style:font-size-complex="28pt"/>
    </style:style>
    <style:style style:name="P9" style:family="paragraph" style:parent-style-name="Standard">
      <style:text-properties fo:font-variant="normal" fo:text-transform="none" fo:color="#202124" loext:opacity="100%" style:font-name="Gill Sans MT" fo:font-size="28pt" fo:letter-spacing="normal" officeooo:rsid="00061038" officeooo:paragraph-rsid="00061038" style:font-size-asian="28pt" style:font-size-complex="28pt"/>
    </style:style>
    <style:style style:name="P10" style:family="paragraph" style:parent-style-name="Standard">
      <style:text-properties fo:font-variant="normal" fo:text-transform="none" fo:color="#202124" loext:opacity="100%" style:font-name="Gill Sans MT" fo:font-size="28pt" fo:letter-spacing="normal" officeooo:rsid="00061038" officeooo:paragraph-rsid="0007332b" style:font-size-asian="28pt" style:font-size-complex="28pt"/>
    </style:style>
    <style:style style:name="P11" style:family="paragraph" style:parent-style-name="Standard">
      <style:text-properties fo:font-variant="normal" fo:text-transform="none" fo:color="#202124" loext:opacity="100%" style:font-name="Gill Sans MT" fo:font-size="28pt" fo:letter-spacing="normal" officeooo:rsid="00061038" officeooo:paragraph-rsid="00091c08" style:font-size-asian="28pt" style:font-size-complex="28pt"/>
    </style:style>
    <style:style style:name="P12" style:family="paragraph" style:parent-style-name="Standard">
      <style:text-properties fo:font-variant="normal" fo:text-transform="none" fo:color="#202124" loext:opacity="100%" style:font-name="Gill Sans MT" fo:font-size="28pt" fo:letter-spacing="normal" officeooo:rsid="0007332b" officeooo:paragraph-rsid="0007332b" style:font-size-asian="28pt" style:font-size-complex="28pt"/>
    </style:style>
    <style:style style:name="P13" style:family="paragraph" style:parent-style-name="Standard">
      <style:text-properties fo:font-variant="normal" fo:text-transform="none" fo:color="#202124" loext:opacity="100%" style:font-name="Gill Sans MT" fo:font-size="28pt" fo:letter-spacing="normal" officeooo:rsid="00091c08" officeooo:paragraph-rsid="0007332b" style:font-size-asian="28pt" style:font-size-complex="28pt"/>
    </style:style>
    <style:style style:name="P14" style:family="paragraph" style:parent-style-name="Standard">
      <style:text-properties fo:font-variant="normal" fo:text-transform="none" fo:color="#202124" loext:opacity="100%" style:font-name="Gill Sans MT" fo:font-size="28pt" fo:letter-spacing="normal" officeooo:rsid="00091c08" officeooo:paragraph-rsid="00091c08" style:font-size-asian="28pt" style:font-size-complex="28pt"/>
    </style:style>
    <style:style style:name="P15" style:family="paragraph" style:parent-style-name="Standard">
      <style:text-properties officeooo:rsid="0007332b" officeooo:paragraph-rsid="000f0bd4"/>
    </style:style>
    <style:style style:name="T1" style:family="text">
      <style:text-properties fo:font-variant="normal" fo:text-transform="none" fo:color="#202124" loext:opacity="100%" style:font-name="Gill Sans MT" fo:font-size="28pt" fo:letter-spacing="normal" style:font-size-asian="28pt" style:font-size-complex="28pt"/>
    </style:style>
    <style:style style:name="T2" style:family="text">
      <style:text-properties fo:font-variant="normal" fo:text-transform="none" fo:color="#202124" loext:opacity="100%" style:font-name="Gill Sans MT" fo:font-size="28pt" fo:letter-spacing="normal" officeooo:rsid="00061038" style:font-size-asian="28pt" style:font-size-complex="28pt"/>
    </style:style>
    <style:style style:name="T3" style:family="text">
      <style:text-properties fo:font-variant="normal" fo:text-transform="none" fo:color="#202124" loext:opacity="100%" style:font-name="Gill Sans MT" fo:font-size="28pt" fo:letter-spacing="normal" officeooo:rsid="0007332b" style:font-size-asian="28pt" style:font-size-complex="28pt"/>
    </style:style>
    <style:style style:name="T4" style:family="text">
      <style:text-properties fo:font-variant="normal" fo:text-transform="none" fo:color="#202124" loext:opacity="100%" style:font-name="Gill Sans MT" fo:font-size="28pt" fo:letter-spacing="normal" officeooo:rsid="00091c08" style:font-size-asian="28pt" style:font-size-complex="28pt"/>
    </style:style>
    <style:style style:name="T5" style:family="text">
      <style:text-properties fo:font-variant="normal" fo:text-transform="none" fo:color="#202124" loext:opacity="100%" style:font-name="Gill Sans MT" fo:font-size="28pt" fo:letter-spacing="normal" style:text-underline-style="none" style:font-size-asian="28pt" style:font-size-complex="28pt"/>
    </style:style>
    <style:style style:name="T6" style:family="text">
      <style:text-properties fo:font-variant="normal" fo:text-transform="none" fo:color="#202124" loext:opacity="100%" style:font-name="Gill Sans MT" fo:font-size="28pt" fo:letter-spacing="normal" style:text-underline-style="none" officeooo:rsid="00061038" style:font-size-asian="28pt" style:font-size-complex="28pt"/>
    </style:style>
    <style:style style:name="T7" style:family="text">
      <style:text-properties fo:font-variant="normal" fo:text-transform="none" fo:color="#202124" loext:opacity="100%" style:font-name="Gill Sans MT" fo:font-size="28pt" fo:letter-spacing="normal" officeooo:rsid="00061038" fo:background-color="#ffffff" loext:char-shading-value="0" style:font-size-asian="28pt" style:font-size-complex="28pt"/>
    </style:style>
    <style:style style:name="T8" style:family="text">
      <style:text-properties fo:font-variant="normal" fo:text-transform="none" fo:color="#202124" loext:opacity="100%" style:font-name="Gill Sans MT" fo:font-size="28pt" fo:letter-spacing="normal" officeooo:rsid="00061038" fo:background-color="#ffffff" loext:char-shading-value="0" style:font-size-asian="28pt" style:font-size-complex="28pt"/>
    </style:style>
    <style:style style:name="T9" style:family="text">
      <style:text-properties fo:font-variant="normal" fo:text-transform="none" fo:color="#202124" loext:opacity="100%" style:font-name="Gill Sans MT" fo:font-size="28pt" fo:letter-spacing="normal" officeooo:rsid="0007332b" fo:background-color="#ffffff" loext:char-shading-value="0" style:font-size-asian="28pt" style:font-size-complex="28pt"/>
    </style:style>
    <style:style style:name="T10" style:family="text">
      <style:text-properties fo:font-variant="normal" fo:text-transform="none" fo:color="#202124" loext:opacity="100%" style:font-name="Gill Sans MT" fo:font-size="28pt" fo:letter-spacing="normal" officeooo:rsid="0007332b" fo:background-color="#ffffff" loext:char-shading-value="0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raception et prévention des IST</text:p>
      <text:p text:style-name="P7">Nous allons vous présenter notre QCM qui porte sur les Infections Sexuellement Transmissibles (IST)</text:p>
      <text:p text:style-name="P3"/>
      <text:p text:style-name="P4"><text:span text:style-name="T6">1]</text:span><text:span text:style-name="T2">Quelle est l’idée fausse la plus répandue chez les jeunes de plus de 15 ans sur le VIH</text:span><text:span text:style-name="T8"> </text:span><text:span text:style-name="T2">?</text:span></text:p>
      <text:p text:style-name="P9">▢ Que la pilule empêche la transmission</text:p>
      <text:p text:style-name="P9"/>
      <text:p text:style-name="P9">▢ Que la transmission peut se faire via la salive ou la transpiration</text:p>
      <text:p text:style-name="P9">▢ Que la transmission peut se faire via une piqûre de moustique</text:p>
      <text:p text:style-name="P9"/>
      <text:p text:style-name="P6"><text:span text:style-name="T6">2</text:span><text:span text:style-name="T2">]Quelle IST n’a pas de traitement existant parmi les 3 suivantes</text:span><text:span text:style-name="T8"> </text:span><text:span text:style-name="T2">?</text:span></text:p>
      <text:p text:style-name="P10">▢ Blennoragie</text:p>
      <text:p text:style-name="P10"/>
      <text:p text:style-name="P10">▢ Chlamydiose</text:p>
      <text:p text:style-name="P10"/>
      <text:p text:style-name="P10">▢ Hepatite B</text:p>
      <text:p text:style-name="P1"/>
      <text:p text:style-name="P1"><text:soft-page-break/><text:span text:style-name="T5">3</text:span><text:span text:style-name="T1">]</text:span><text:span text:style-name="T3">Quel est l’âge maximal pour se faire vacciner contre le HPV</text:span><text:span text:style-name="T10"> </text:span><text:span text:style-name="T3">?</text:span></text:p>
      <text:p text:style-name="P12">▢ 14 ans</text:p>
      <text:p text:style-name="P12"/>
      <text:p text:style-name="P12">▢ 19 ans</text:p>
      <text:p text:style-name="P12"/>
      <text:p text:style-name="P12">▢ 18 ans</text:p>
      <text:p text:style-name="P12"/>
      <text:p text:style-name="P15"><text:span text:style-name="T6">4</text:span><text:span text:style-name="T2">]Quel est le moyen de contraception où il y a le moins de contamination par une IST</text:span><text:span text:style-name="T8"> </text:span><text:span text:style-name="T2">?</text:span><text:span text:style-name="T8">         </text:span></text:p>
      <text:p text:style-name="P9"/>
      <text:p text:style-name="P12">▢ Préservatif</text:p>
      <text:p text:style-name="P12"/>
      <text:p text:style-name="P5"><text:span text:style-name="T2">▢ </text:span><text:span text:style-name="T1">Pilule</text:span></text:p>
      <text:p text:style-name="P12"/>
      <text:p text:style-name="P5"><text:span text:style-name="T1">▢ </text:span><text:span text:style-name="T4">Implant</text:span></text:p>
      <text:p text:style-name="P13"/>
      <text:p text:style-name="P14"/>
      <text:p text:style-name="P14"/>
      <text:p text:style-name="P14"/>
      <text:p text:style-name="P14"/>
      <text:p text:style-name="P14"><text:soft-page-break/>5]Combien de cas de cancer du col de l’utérus sont détectés chaque année ?</text:p>
      <text:p text:style-name="P14"/>
      <text:p text:style-name="P2"><text:span text:style-name="T1">▢ </text:span><text:span text:style-name="T4">4000 cas</text:span></text:p>
      <text:p text:style-name="P11"/>
      <text:p text:style-name="P2"><text:span text:style-name="T1">▢ </text:span><text:span text:style-name="T4">3600 cas </text:span></text:p>
      <text:p text:style-name="P11"/>
      <text:p text:style-name="P2"><text:span text:style-name="T1">▢ 3</text:span><text:span text:style-name="T4">000 cas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09:30:58.780000000</meta:creation-date>
    <dc:date>2022-05-16T09:50:58.851000000</dc:date>
    <meta:editing-duration>PT1H9M48S</meta:editing-duration>
    <meta:editing-cycles>7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22" meta:word-count="157" meta:character-count="817" meta:non-whitespace-character-count="672"/>
  </office:meta>
</office:document-meta>
</file>